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style>
    <style:style style:name="Table2.A" style:family="table-column">
      <style:table-column-properties style:column-width="1.4118in"/>
    </style:style>
    <style:style style:name="Table2.B" style:family="table-column">
      <style:table-column-properties style:column-width="1.5306in"/>
    </style:style>
    <style:style style:name="Table2.C" style:family="table-column">
      <style:table-column-properties style:column-width="3.7507in"/>
    </style:style>
    <style:style style:name="Table2.A1" style:family="table-cell">
      <style:table-cell-properties style:vertical-align="middle" fo:padding="0.0194in" fo:border="none"/>
    </style:style>
    <style:style style:name="P1" style:family="paragraph" style:parent-style-name="Preformatted_20_Text">
      <style:text-properties officeooo:rsid="00099ca6" officeooo:paragraph-rsid="00192365"/>
    </style:style>
    <style:style style:name="P2" style:family="paragraph" style:parent-style-name="Preformatted_20_Text">
      <style:paragraph-properties fo:margin-top="0in" fo:margin-bottom="0.1965in" style:contextual-spacing="false"/>
      <style:text-properties officeooo:rsid="000c3404" officeooo:paragraph-rsid="00192365"/>
    </style:style>
    <style:style style:name="P3" style:family="paragraph" style:parent-style-name="Preformatted_20_Text">
      <style:paragraph-properties fo:margin-top="0in" fo:margin-bottom="0.1965in" style:contextual-spacing="false"/>
      <style:text-properties style:font-name="Liberation Serif" fo:font-size="12pt" officeooo:paragraph-rsid="00192365" style:font-size-asian="12pt" style:font-size-complex="12pt"/>
    </style:style>
    <style:style style:name="P4" style:family="paragraph" style:parent-style-name="Preformatted_20_Text">
      <style:text-properties officeooo:paragraph-rsid="00192365"/>
    </style:style>
    <style:style style:name="P5" style:family="paragraph" style:parent-style-name="Preformatted_20_Text">
      <style:paragraph-properties fo:margin-top="0in" fo:margin-bottom="0.1965in" style:contextual-spacing="false"/>
      <style:text-properties officeooo:paragraph-rsid="00192365"/>
    </style:style>
    <style:style style:name="P6" style:family="paragraph" style:parent-style-name="Standard" style:list-style-name="L1">
      <style:text-properties fo:font-weight="bold" officeooo:rsid="00131fdb" officeooo:paragraph-rsid="00131fdb" style:font-weight-asian="bold" style:font-weight-complex="bold"/>
    </style:style>
    <style:style style:name="P7" style:family="paragraph" style:parent-style-name="Standard" style:list-style-name="L2">
      <style:text-properties fo:font-weight="bold" officeooo:rsid="00131fdb" officeooo:paragraph-rsid="00131fdb" style:font-weight-asian="bold" style:font-weight-complex="bold"/>
    </style:style>
    <style:style style:name="P8" style:family="paragraph" style:parent-style-name="Standard" style:list-style-name="L2">
      <style:text-properties officeooo:paragraph-rsid="00131fdb"/>
    </style:style>
    <style:style style:name="P9" style:family="paragraph" style:parent-style-name="Standard" style:list-style-name="L2">
      <style:text-properties officeooo:paragraph-rsid="00159080"/>
    </style:style>
    <style:style style:name="P10" style:family="paragraph" style:parent-style-name="Standard" style:list-style-name="L2">
      <style:text-properties officeooo:rsid="00131fdb" officeooo:paragraph-rsid="00131fdb"/>
    </style:style>
    <style:style style:name="P11" style:family="paragraph" style:parent-style-name="Standard" style:list-style-name="L3">
      <style:text-properties fo:font-variant="normal" fo:text-transform="none" fo:color="#000000" loext:opacity="100%" style:font-name="Liberation Serif" fo:font-size="12pt" fo:letter-spacing="normal" fo:font-style="normal" fo:font-weight="bold" officeooo:rsid="00159080" officeooo:paragraph-rsid="00159080" style:font-weight-asian="bold" style:font-weight-complex="bold"/>
    </style:style>
    <style:style style:name="P12" style:family="paragraph" style:parent-style-name="Standard" style:list-style-name="L4">
      <style:text-properties fo:font-weight="normal" officeooo:rsid="00159080" officeooo:paragraph-rsid="00159080" style:font-weight-asian="normal" style:font-weight-complex="normal"/>
    </style:style>
    <style:style style:name="P13" style:family="paragraph" style:parent-style-name="Table_20_Contents">
      <style:text-properties officeooo:paragraph-rsid="00192365"/>
    </style:style>
    <style:style style:name="P14" style:family="paragraph" style:parent-style-name="Table_20_Heading">
      <style:text-properties officeooo:paragraph-rsid="00192365"/>
    </style:style>
    <style:style style:name="P15" style:family="paragraph" style:parent-style-name="Text_20_body">
      <style:text-properties fo:font-weight="normal" officeooo:rsid="000d7e8b" officeooo:paragraph-rsid="00192365" style:font-weight-asian="normal" style:font-weight-complex="normal"/>
    </style:style>
    <style:style style:name="P16" style:family="paragraph" style:parent-style-name="Text_20_body">
      <style:text-properties officeooo:rsid="00099ca6" officeooo:paragraph-rsid="00192365"/>
    </style:style>
    <style:style style:name="P17" style:family="paragraph" style:parent-style-name="Text_20_body" style:list-style-name="L6">
      <style:text-properties officeooo:paragraph-rsid="00192365"/>
    </style:style>
    <style:style style:name="P18" style:family="paragraph" style:parent-style-name="Text_20_body" style:list-style-name="L6">
      <style:paragraph-properties fo:margin-top="0in" fo:margin-bottom="0in" style:contextual-spacing="false"/>
      <style:text-properties officeooo:paragraph-rsid="00192365"/>
    </style:style>
    <style:style style:name="P19" style:family="paragraph" style:parent-style-name="Text_20_body">
      <style:text-properties fo:font-weight="bold" officeooo:rsid="000d7e8b" officeooo:paragraph-rsid="00192365" style:font-weight-asian="bold" style:font-weight-complex="bold"/>
    </style:style>
    <style:style style:name="P20" style:family="paragraph" style:parent-style-name="Text_20_body">
      <style:text-properties officeooo:paragraph-rsid="00192365"/>
    </style:style>
    <style:style style:name="P21" style:family="paragraph" style:parent-style-name="Text_20_body" style:list-style-name="L18">
      <style:paragraph-properties fo:margin-top="0in" fo:margin-bottom="0in" style:contextual-spacing="false"/>
      <style:text-properties officeooo:paragraph-rsid="00192365"/>
    </style:style>
    <style:style style:name="P22" style:family="paragraph" style:parent-style-name="Text_20_body" style:list-style-name="L18">
      <style:text-properties officeooo:paragraph-rsid="00192365"/>
    </style:style>
    <style:style style:name="P23" style:family="paragraph" style:parent-style-name="Text_20_body" style:list-style-name="L19">
      <style:text-properties officeooo:paragraph-rsid="00192365"/>
    </style:style>
    <style:style style:name="P24" style:family="paragraph" style:parent-style-name="Text_20_body" style:list-style-name="L20">
      <style:text-properties officeooo:paragraph-rsid="00192365"/>
    </style:style>
    <style:style style:name="P25" style:family="paragraph" style:parent-style-name="Text_20_body" style:list-style-name="L21">
      <style:text-properties officeooo:paragraph-rsid="00192365"/>
    </style:style>
    <style:style style:name="P26" style:family="paragraph" style:parent-style-name="Text_20_body" style:list-style-name="L22">
      <style:text-properties officeooo:paragraph-rsid="00192365"/>
    </style:style>
    <style:style style:name="P27" style:family="paragraph" style:parent-style-name="Text_20_body" style:list-style-name="L23">
      <style:text-properties officeooo:paragraph-rsid="00192365"/>
    </style:style>
    <style:style style:name="P28" style:family="paragraph" style:parent-style-name="Text_20_body" style:list-style-name="L24">
      <style:paragraph-properties fo:margin-top="0in" fo:margin-bottom="0in" style:contextual-spacing="false"/>
      <style:text-properties officeooo:paragraph-rsid="00192365"/>
    </style:style>
    <style:style style:name="P29" style:family="paragraph" style:parent-style-name="Text_20_body" style:list-style-name="L24">
      <style:text-properties officeooo:paragraph-rsid="00192365"/>
    </style:style>
    <style:style style:name="P30" style:family="paragraph" style:parent-style-name="Text_20_body" style:list-style-name="L25">
      <style:paragraph-properties fo:margin-top="0in" fo:margin-bottom="0in" style:contextual-spacing="false"/>
      <style:text-properties officeooo:paragraph-rsid="00192365"/>
    </style:style>
    <style:style style:name="P31" style:family="paragraph" style:parent-style-name="Text_20_body" style:list-style-name="L25">
      <style:text-properties officeooo:paragraph-rsid="00192365"/>
    </style:style>
    <style:style style:name="P32" style:family="paragraph" style:parent-style-name="Text_20_body" style:list-style-name="L26">
      <style:text-properties officeooo:paragraph-rsid="00192365"/>
    </style:style>
    <style:style style:name="P33" style:family="paragraph" style:parent-style-name="Text_20_body" style:list-style-name="L27">
      <style:text-properties officeooo:paragraph-rsid="00192365"/>
    </style:style>
    <style:style style:name="P34" style:family="paragraph" style:parent-style-name="Text_20_body" style:list-style-name="L28">
      <style:paragraph-properties fo:margin-top="0in" fo:margin-bottom="0in" style:contextual-spacing="false"/>
      <style:text-properties officeooo:paragraph-rsid="00192365"/>
    </style:style>
    <style:style style:name="P35" style:family="paragraph" style:parent-style-name="Text_20_body" style:list-style-name="L28">
      <style:text-properties officeooo:paragraph-rsid="00192365"/>
    </style:style>
    <style:style style:name="T1" style:family="text">
      <style:text-properties officeooo:rsid="00131fdb"/>
    </style:style>
    <style:style style:name="T2" style:family="text">
      <style:text-properties fo:font-weight="bold" style:font-weight-asian="bold" style:font-weight-complex="bold"/>
    </style:style>
    <style:style style:name="T3" style:family="text">
      <style:text-properties fo:font-weight="bold" officeooo:rsid="00131fdb" style:font-weight-asian="bold" style:font-weight-complex="bold"/>
    </style:style>
    <style:style style:name="T4" style:family="text">
      <style:text-properties fo:font-weight="bold" officeooo:rsid="000b0a18" style:font-weight-asian="bold" style:font-weight-complex="bold"/>
    </style:style>
    <style:style style:name="T5" style:family="text">
      <style:text-properties fo:font-weight="bold" officeooo:rsid="000c3404" style:font-weight-asian="bold" style:font-weight-complex="bold"/>
    </style:style>
    <style:style style:name="T6" style:family="text">
      <style:text-properties fo:font-variant="normal" fo:text-transform="none" fo:color="#000000" loext:opacity="100%" style:font-name="Liberation Serif" fo:font-size="12pt" fo:letter-spacing="normal" fo:font-style="normal" fo:font-weight="normal"/>
    </style:style>
    <style:style style:name="T7"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fo:font-weight="bold" officeooo:rsid="000b0a18" style:font-size-asian="12pt" style:font-weight-asian="bold" style:font-size-complex="12pt" style:font-weight-complex="bold"/>
    </style:style>
    <style:style style:name="T10" style:family="text">
      <style:text-properties officeooo:rsid="000e960c"/>
    </style:style>
    <style:style style:name="T11" style:family="text"/>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77779250" text:style-name="L1">
        <text:list-item>
          <text:p text:style-name="P6">Elucidate the following concepts: 'Statically Typed Language', 'DynamicallyTyped Language', 'Strongly Typed Language', and 'Loosely Typed Language'?Also, into which of these categories would Java fall?”</text:p>
        </text:list-item>
      </text:list>
      <text:list xml:id="list265147568" text:style-name="L2">
        <text:list-header>
          <text:p text:style-name="P7"/>
        </text:list-header>
        <text:list-item>
          <text:p text:style-name="P8"><text:span text:style-name="T3">Statically Typed Language:</text:span><text:span text:style-name="T1"><text:tab/>Declares variable types at compile-time, forbidding type changes at runtime. Offers strong type checking for early error detection. </text:span></text:p>
        </text:list-item>
        <text:list-item>
          <text:p text:style-name="P10"><text:span text:style-name="T2">Dynamically Typed Language:</text:span>Types are determined and checked at runtime. Variables can change types during program <text:tab/>execution. No need for explicit type definitions, making code concise.</text:p>
        </text:list-item>
        <text:list-item>
          <text:p text:style-name="P10"><text:span text:style-name="T2">Strongly Typed Languages: </text:span><text:s text:c="2"/>Enforce strict type checking and require explicit casting for type conversion. Detect and report type-related mistakes. Improve code dependability and predictability. Can be in both statically and <text:s text:c="3"/>dynamically typed languages.</text:p>
        </text:list-item>
        <text:list-item>
          <text:p text:style-name="P9"><text:span text:style-name="T7">Loosely Typed Language: </text:span><text:span text:style-name="T6">Allows implicit type conversion, leading to more flexible and concise code. May result in unexpected behavior and requires extra precautions. Commonly found in dynamically typed <text:s/>languages.</text:span></text:p>
        </text:list-item>
        <text:list-item>
          <text:p text:style-name="P9"><text:span text:style-name="T6"/></text:p>
        </text:list-item>
      </text:list>
      <text:list xml:id="list3655891827" text:style-name="L3">
        <text:list-item>
          <text:p text:style-name="P11">Could you clarify the meanings of 'Case Sensitive', 'Case Insensitive', and' Case Sensitive-Insensitive' as they relate to programming languages with some examples? Furthermore, how would you classify Java in relation to these terms? </text:p>
          <text:p text:style-name="P11"/>
        </text:list-item>
      </text:list>
      <text:list xml:id="list2469339936" text:style-name="L4">
        <text:list-item>
          <text:p text:style-name="P12">Case Sensitive: Language distinguishes between uppercase and lowercase letters in identifiers (e.g., "hello" and "Hello" are different).</text:p>
          <text:p text:style-name="P12"/>
        </text:list-item>
        <text:list-item>
          <text:p text:style-name="P12">Case Insensitive: Language does not differentiate between uppercase and lowercase letters in identifiers (e.g., "hello" and "Hello" are considered the same).</text:p>
          <text:p text:style-name="P12"/>
        </text:list-item>
        <text:list-item>
          <text:p text:style-name="P12">Case Sensitive-Insensitive: Language may have mixed behavior, being case sensitive for some identifiers and case insensitive for others.</text:p>
          <text:p text:style-name="P12"/>
          <text:p text:style-name="P12">Java: Case Sensitive (distinguishes between "hello" and "Hello").</text:p>
        </text:list-item>
      </text:list>
      <text:p text:style-name="P20"><text:span text:style-name="Strong_20_Emphasis"/></text:p>
      <text:p text:style-name="P16"><text:span text:style-name="Strong_20_Emphasis">Question 03</text:span></text:p>
      <text:p text:style-name="P16"><text:span text:style-name="Strong_20_Emphasis"><text:span text:style-name="T8">Identity conversion is a type conversion in Java that occurs when two objects of the same type are assigned to each other. For example, the following code:</text:span></text:span></text:p>
      <text:p text:style-name="P20">Java</text:p>
      <text:p text:style-name="P4"><text:span text:style-name="Source_20_Text">Integer i1 = new Integer(10);</text:span></text:p>
      <text:p text:style-name="P5"><text:span text:style-name="Source_20_Text">Integer i2 = i1;</text:span></text:p>
      <text:p text:style-name="P20">performs an identity conversion. The <text:span text:style-name="Source_20_Text">i2</text:span> variable is assigned the reference of the <text:span text:style-name="Source_20_Text">i1</text:span> variable, so the two variables refer to the same object.</text:p>
      <text:p text:style-name="P20">Identity conversion is not the same as widening conversion. Widening conversion occurs when a smaller data type is assigned to a larger data type. For example, the following code:</text:p>
      <text:p text:style-name="P20">Java</text:p>
      <text:p text:style-name="P4"><text:span text:style-name="Source_20_Text">short s = 10;</text:span></text:p>
      <text:p text:style-name="P5"><text:span text:style-name="Source_20_Text">int i = s;</text:span></text:p>
      <text:p text:style-name="P20"><text:soft-page-break/>performs a widening conversion. The <text:span text:style-name="Source_20_Text">i</text:span> variable is assigned the value of the <text:span text:style-name="Source_20_Text">s</text:span> variable, which is then widened to an <text:span text:style-name="Source_20_Text">int</text:span> value.</text:p>
      <text:p text:style-name="P20">Here are two examples of identity conversion in Java:</text:p>
      <text:p text:style-name="P20">Java</text:p>
      <text:p text:style-name="P4"><text:span text:style-name="Source_20_Text">String s1 = "Hello";</text:span></text:p>
      <text:p text:style-name="P4"><text:span text:style-name="Source_20_Text">String s2 = s1;</text:span></text:p>
      <text:p text:style-name="P4"/>
      <text:p text:style-name="P4"><text:span text:style-name="Source_20_Text">// s1 and s2 refer to the same object</text:span></text:p>
      <text:p text:style-name="P4"><text:span text:style-name="Source_20_Text">System.out.println(s1 == s2); // true</text:span></text:p>
      <text:p text:style-name="P4"/>
      <text:p text:style-name="P4"><text:span text:style-name="Source_20_Text">Integer i1 = new Integer(10);</text:span></text:p>
      <text:p text:style-name="P4"><text:span text:style-name="Source_20_Text">Integer i2 = i1;</text:span></text:p>
      <text:p text:style-name="P4"/>
      <text:p text:style-name="P4"><text:span text:style-name="Source_20_Text">// i1 and i2 refer to the same object</text:span></text:p>
      <text:p text:style-name="P5"><text:span text:style-name="Source_20_Text">System.out.println(i1 == i2); // true</text:span></text:p>
      <text:p text:style-name="P20">In both of these examples, the identity conversion occurs because the two variables are of the same type. In the first example, both <text:span text:style-name="Source_20_Text">s1</text:span> and <text:span text:style-name="Source_20_Text">s2</text:span> are <text:span text:style-name="Source_20_Text">String</text:span> objects, and in the second example, both <text:span text:style-name="Source_20_Text">i1</text:span> and <text:span text:style-name="Source_20_Text">i2</text:span> are <text:span text:style-name="Source_20_Text">Integer</text:span> objects.</text:p>
      <text:p text:style-name="P16"><text:span text:style-name="Strong_20_Emphasis"><text:span text:style-name="T4">Question 04</text:span></text:span></text:p>
      <text:p text:style-name="P16"><text:span text:style-name="Strong_20_Emphasis"><text:span text:style-name="T8">In Java, primitive widening conversion is a type of automatic type conversion where a value of a smaller data type is automatically promoted to a value of a larger data type. This conversion is performed by the Java compiler when there is no risk of data loss, as the target data type has a larger range and can accommodate all possible values of the source data type.</text:span></text:span></text:p>
      <text:p text:style-name="P20">Java supports the following primitive widening conversions:</text:p>
      <text:list xml:id="list3222683469" text:style-name="L18">
        <text:list-item>
          <text:p text:style-name="P21">From <text:span text:style-name="Source_20_Text">byte</text:span> to <text:span text:style-name="Source_20_Text">short</text:span>, <text:span text:style-name="Source_20_Text">int</text:span>, <text:span text:style-name="Source_20_Text">long</text:span>, <text:span text:style-name="Source_20_Text">float</text:span>, or <text:span text:style-name="Source_20_Text">double</text:span>.</text:p>
        </text:list-item>
        <text:list-item>
          <text:p text:style-name="P21">From <text:span text:style-name="Source_20_Text">short</text:span> to <text:span text:style-name="Source_20_Text">int</text:span>, <text:span text:style-name="Source_20_Text">long</text:span>, <text:span text:style-name="Source_20_Text">float</text:span>, or <text:span text:style-name="Source_20_Text">double</text:span>.</text:p>
        </text:list-item>
        <text:list-item>
          <text:p text:style-name="P21">From <text:span text:style-name="Source_20_Text">char</text:span> to <text:span text:style-name="Source_20_Text">int</text:span>, <text:span text:style-name="Source_20_Text">long</text:span>, <text:span text:style-name="Source_20_Text">float</text:span>, or <text:span text:style-name="Source_20_Text">double</text:span>.</text:p>
        </text:list-item>
        <text:list-item>
          <text:p text:style-name="P21">From <text:span text:style-name="Source_20_Text">int</text:span> to <text:span text:style-name="Source_20_Text">long</text:span>, <text:span text:style-name="Source_20_Text">float</text:span>, or <text:span text:style-name="Source_20_Text">double</text:span>.</text:p>
        </text:list-item>
        <text:list-item>
          <text:p text:style-name="P21">From <text:span text:style-name="Source_20_Text">long</text:span> to <text:span text:style-name="Source_20_Text">float</text:span> or <text:span text:style-name="Source_20_Text">double</text:span>.</text:p>
        </text:list-item>
        <text:list-item>
          <text:p text:style-name="P22">From <text:span text:style-name="Source_20_Text">float</text:span> to <text:span text:style-name="Source_20_Text">double</text:span>.</text:p>
        </text:list-item>
      </text:list>
      <text:p text:style-name="P20">It's important to note that primitive widening conversion is performed automatically by the Java compiler, and no explicit casting is required when converting from a smaller data type to a larger data type.</text:p>
      <text:p text:style-name="P1"><text:span text:style-name="Source_20_Text"><text:span text:style-name="T8">byte -&gt; short -&gt; int -&gt; long -&gt; float -&gt; double</text:span></text:span></text:p>
      <text:p text:style-name="P1"><text:span text:style-name="Source_20_Text"><text:span text:style-name="T8"/></text:span></text:p>
      <text:p text:style-name="P20"><text:span text:style-name="Source_20_Text">Here are short examples for all primitive widening conversion in Java:</text:span></text:p>
      <text:list xml:id="list1442293798" text:style-name="L19">
        <text:list-item>
          <text:p text:style-name="P23"><text:span text:style-name="Strong_20_Emphasis">byte</text:span> to <text:span text:style-name="Strong_20_Emphasis">short</text:span>, <text:span text:style-name="Strong_20_Emphasis">int</text:span>, <text:span text:style-name="Strong_20_Emphasis">long</text:span>, <text:span text:style-name="Strong_20_Emphasis">float</text:span>, or <text:span text:style-name="Strong_20_Emphasis">double</text:span>: </text:p>
        </text:list-item>
      </text:list>
      <text:p text:style-name="P4"><text:span text:style-name="Source_20_Text">byte b = 10;</text:span></text:p>
      <text:p text:style-name="P4"><text:span text:style-name="Source_20_Text">short s = b; // widening conversion</text:span></text:p>
      <text:p text:style-name="P4"><text:span text:style-name="Source_20_Text">int i = b; // widening conversion</text:span></text:p>
      <text:p text:style-name="P4"><text:span text:style-name="Source_20_Text">long l = b; // widening conversion</text:span></text:p>
      <text:p text:style-name="P4"><text:span text:style-name="Source_20_Text">float f = b; // widening conversion</text:span></text:p>
      <text:p text:style-name="P5"><text:span text:style-name="Source_20_Text">double d = b; // widening conversion</text:span></text:p>
      <text:list xml:id="list2530543345" text:style-name="L20">
        <text:list-item>
          <text:p text:style-name="P24"><text:soft-page-break/><text:span text:style-name="Strong_20_Emphasis">short</text:span> to <text:span text:style-name="Strong_20_Emphasis">int</text:span>, <text:span text:style-name="Strong_20_Emphasis">long</text:span>, <text:span text:style-name="Strong_20_Emphasis">float</text:span>, or <text:span text:style-name="Strong_20_Emphasis">double</text:span>: </text:p>
        </text:list-item>
      </text:list>
      <text:p text:style-name="P4"><text:span text:style-name="Source_20_Text">short s = 10;</text:span></text:p>
      <text:p text:style-name="P4"><text:span text:style-name="Source_20_Text">int i = s; // widening conversion</text:span></text:p>
      <text:p text:style-name="P4"><text:span text:style-name="Source_20_Text">long l = s; // widening conversion</text:span></text:p>
      <text:p text:style-name="P4"><text:span text:style-name="Source_20_Text">float f = s; // widening conversion</text:span></text:p>
      <text:p text:style-name="P5"><text:span text:style-name="Source_20_Text">double d = s; // widening conversion</text:span></text:p>
      <text:list xml:id="list2257465428" text:style-name="L21">
        <text:list-item>
          <text:p text:style-name="P25"><text:span text:style-name="Strong_20_Emphasis">int</text:span> to <text:span text:style-name="Strong_20_Emphasis">long</text:span>, <text:span text:style-name="Strong_20_Emphasis">float</text:span>, or <text:span text:style-name="Strong_20_Emphasis">double</text:span>: </text:p>
        </text:list-item>
      </text:list>
      <text:p text:style-name="P4"><text:span text:style-name="Source_20_Text">int i = 10;</text:span></text:p>
      <text:p text:style-name="P4"><text:span text:style-name="Source_20_Text">long l = i; // widening conversion</text:span></text:p>
      <text:p text:style-name="P4"><text:span text:style-name="Source_20_Text">float f = i; // widening conversion</text:span></text:p>
      <text:p text:style-name="P5"><text:span text:style-name="Source_20_Text">double d = i; // widening conversion</text:span></text:p>
      <text:list xml:id="list989399166" text:style-name="L22">
        <text:list-item>
          <text:p text:style-name="P26"><text:span text:style-name="Strong_20_Emphasis">long</text:span> to <text:span text:style-name="Strong_20_Emphasis">float</text:span> or <text:span text:style-name="Strong_20_Emphasis">double</text:span>: </text:p>
        </text:list-item>
      </text:list>
      <text:p text:style-name="P4"><text:span text:style-name="Source_20_Text">long l = 10;</text:span></text:p>
      <text:p text:style-name="P4"><text:span text:style-name="Source_20_Text">float f = l; // widening conversion</text:span></text:p>
      <text:p text:style-name="P5"><text:span text:style-name="Source_20_Text">double d = l; // widening conversion</text:span></text:p>
      <text:list xml:id="list3752638367" text:style-name="L23">
        <text:list-item>
          <text:p text:style-name="P27"><text:span text:style-name="Strong_20_Emphasis">float</text:span> to <text:span text:style-name="Strong_20_Emphasis">double</text:span>: </text:p>
        </text:list-item>
      </text:list>
      <text:p text:style-name="P4"><text:span text:style-name="Source_20_Text">float f = 10.5f;</text:span></text:p>
      <text:p text:style-name="P5"><text:span text:style-name="Source_20_Text">double d = f; // widening conversion</text:span></text:p>
      <text:p text:style-name="P4"><text:span text:style-name="Source_20_Text"><text:span text:style-name="T9">Question 05</text:span></text:span></text:p>
      <text:p text:style-name="P1"><text:span text:style-name="Source_20_Text"><text:span text:style-name="T8"/></text:span></text:p>
      <text:p text:style-name="P16"><text:span text:style-name="Strong_20_Emphasis"><text:span text:style-name="T8">In Java, there are two types of constants: compile-time constants and runtime constants.</text:span></text:span></text:p>
      <text:list xml:id="list3790454701" text:style-name="L24">
        <text:list-item>
          <text:p text:style-name="P28"><text:span text:style-name="Strong_20_Emphasis">Compile-time constants</text:span> are values that are known at compile time. They are typically literal values, such as <text:span text:style-name="Source_20_Text">10</text:span>, <text:span text:style-name="Source_20_Text">"Hello"</text:span>, or <text:span text:style-name="Source_20_Text">true</text:span>. Compile-time constants are stored in the constant pool of the Java class file. </text:p>
        </text:list-item>
        <text:list-item>
          <text:p text:style-name="P29"><text:span text:style-name="Strong_20_Emphasis">Runtime constants</text:span> are values that are not known at compile time. They are typically the results of expressions that are evaluated at runtime, such as <text:span text:style-name="Source_20_Text">System.currentTimeMillis()</text:span> or <text:span text:style-name="Source_20_Text">Math.random()</text:span>. Runtime constants are stored in the heap of the Java virtual machine (JVM). </text:p>
        </text:list-item>
      </text:list>
      <text:p text:style-name="P20">Here is a table that summarizes the differences between compile-time constants and runtime constants:</text:p>
      <table:table table:name="Table2" table:style-name="Table2">
        <table:table-column table:style-name="Table2.A"/>
        <table:table-column table:style-name="Table2.B"/>
        <table:table-column table:style-name="Table2.C"/>
        <table:table-row>
          <table:table-cell table:style-name="Table2.A1" office:value-type="string">
            <text:p text:style-name="P14">Feature</text:p>
          </table:table-cell>
          <table:table-cell table:style-name="Table2.A1" office:value-type="string">
            <text:p text:style-name="P14">Compile-time constant</text:p>
          </table:table-cell>
          <table:table-cell table:style-name="Table2.A1" office:value-type="string">
            <text:p text:style-name="P14">Runtime constant</text:p>
          </table:table-cell>
        </table:table-row>
        <table:table-row>
          <table:table-cell table:style-name="Table2.A1" office:value-type="string">
            <text:p text:style-name="P13">Known at compile time</text:p>
          </table:table-cell>
          <table:table-cell table:style-name="Table2.A1" office:value-type="string">
            <text:p text:style-name="P13">Yes</text:p>
          </table:table-cell>
          <table:table-cell table:style-name="Table2.A1" office:value-type="string">
            <text:p text:style-name="P13">No</text:p>
          </table:table-cell>
        </table:table-row>
        <table:table-row>
          <table:table-cell table:style-name="Table2.A1" office:value-type="string">
            <text:p text:style-name="P13">Stored in</text:p>
          </table:table-cell>
          <table:table-cell table:style-name="Table2.A1" office:value-type="string">
            <text:p text:style-name="P13">Constant pool</text:p>
          </table:table-cell>
          <table:table-cell table:style-name="Table2.A1" office:value-type="string">
            <text:p text:style-name="P13">Heap</text:p>
          </table:table-cell>
        </table:table-row>
        <table:table-row>
          <table:table-cell table:style-name="Table2.A1" office:value-type="string">
            <text:p text:style-name="P13">Example</text:p>
          </table:table-cell>
          <table:table-cell table:style-name="Table2.A1" office:value-type="string">
            <text:p text:style-name="P13"><text:span text:style-name="Source_20_Text">10</text:span>, <text:span text:style-name="Source_20_Text">"Hello"</text:span>, <text:span text:style-name="Source_20_Text">true</text:span></text:p>
          </table:table-cell>
          <table:table-cell table:style-name="Table2.A1" office:value-type="string">
            <text:p text:style-name="P13"><text:span text:style-name="Source_20_Text">System.currentTimeMillis()</text:span>, <text:span text:style-name="Source_20_Text">Math.random()</text:span></text:p>
          </table:table-cell>
        </table:table-row>
      </table:table>
      <text:p text:style-name="P20">Here are some examples of compile-time constants and runtime constants in Java:</text:p>
      <text:list xml:id="list2019219545" text:style-name="L25">
        <text:list-item>
          <text:p text:style-name="P30"><text:span text:style-name="Strong_20_Emphasis">Compile-time constants:</text:span> </text:p>
          <text:list>
            <text:list-item>
              <text:p text:style-name="P30"><text:span text:style-name="Source_20_Text">int x = 10;</text:span> </text:p>
            </text:list-item>
            <text:list-item>
              <text:p text:style-name="P30"><text:span text:style-name="Source_20_Text">String str = "Hello";</text:span> </text:p>
            </text:list-item>
            <text:list-item>
              <text:p text:style-name="P30"><text:span text:style-name="Source_20_Text">boolean b = true;</text:span> </text:p>
            </text:list-item>
          </text:list>
        </text:list-item>
        <text:list-item>
          <text:p text:style-name="P30"><text:span text:style-name="Strong_20_Emphasis">Runtime constants:</text:span> </text:p>
          <text:list>
            <text:list-item>
              <text:p text:style-name="P30"><text:soft-page-break/><text:span text:style-name="Source_20_Text">long currentTimeMillis = System.currentTimeMillis();</text:span> </text:p>
            </text:list-item>
            <text:list-item>
              <text:p text:style-name="P31"><text:span text:style-name="Source_20_Text">double random = Math.random();</text:span> </text:p>
            </text:list-item>
          </text:list>
        </text:list-item>
      </text:list>
      <text:p text:style-name="P20">As you can see, compile-time constants are typically literal values, while runtime constants are typically the results of expressions that are evaluated at runtime.</text:p>
      <text:p text:style-name="P20"/>
      <text:p text:style-name="P20"/>
      <text:p text:style-name="P20"><text:span text:style-name="Strong_20_Emphasis"><text:span text:style-name="T5">Question 06</text:span></text:span></text:p>
      <text:p text:style-name="P20"><text:span text:style-name="Strong_20_Emphasis"><text:span text:style-name="T5"/></text:span></text:p>
      <text:p text:style-name="P20"><text:span text:style-name="Strong_20_Emphasis"><text:span text:style-name="T5">1.</text:span></text:span>Implicit (Automatic) Narrowing Primitive Conversions: Implicit narrowing primitive conversions are performed automatically by the Java compiler when there is a possibility of losing data during the conversion, but it is still safe to do so. These conversions occur when a value of a larger data type is assigned to a variable of a smaller data type. The compiler allows this type of conversion when the value being assigned falls within the range of the target data type.</text:p>
      <text:p text:style-name="P20">Example of Implicit Narrowing Primitive Conversion:</text:p>
      <text:p text:style-name="P5">java</text:p>
      <text:p text:style-name="P4"><text:span text:style-name="Source_20_Text">public class ImplicitNarrowingExample {</text:span></text:p>
      <text:p text:style-name="P4"><text:span text:style-name="Source_20_Text"><text:s text:c="4"/>public static void main(String[] args) {</text:span></text:p>
      <text:p text:style-name="P4"><text:span text:style-name="Source_20_Text"><text:s text:c="8"/>int intValue = 42;</text:span></text:p>
      <text:p text:style-name="P4"><text:span text:style-name="Source_20_Text"><text:s text:c="8"/>byte byteValue = intValue; // Implicit narrowing from int to byte</text:span></text:p>
      <text:p text:style-name="P4"/>
      <text:p text:style-name="P4"><text:span text:style-name="Source_20_Text"><text:s text:c="8"/>System.out.println("intValue: " + intValue);</text:span></text:p>
      <text:p text:style-name="P4"><text:span text:style-name="Source_20_Text"><text:s text:c="8"/>System.out.println("byteValue: " + byteValue);</text:span></text:p>
      <text:p text:style-name="P4"><text:span text:style-name="Source_20_Text"><text:s text:c="4"/>}</text:span></text:p>
      <text:p text:style-name="P5"><text:span text:style-name="Source_20_Text">}</text:span></text:p>
      <text:p text:style-name="P20">In this example, an <text:span text:style-name="Source_20_Text">int</text:span> value <text:span text:style-name="Source_20_Text">42</text:span> is implicitly narrowed to a <text:span text:style-name="Source_20_Text">byte</text:span> value. Since <text:span text:style-name="Source_20_Text">byte</text:span> can represent values from -128 to 127, and the value <text:span text:style-name="Source_20_Text">42</text:span> is within this range, there is no data loss in this conversion, and the output will be:</text:p>
      <text:p text:style-name="P2">output:</text:p>
      <text:p text:style-name="P4"><text:span text:style-name="Source_20_Text">intValue: 42</text:span></text:p>
      <text:p text:style-name="P5"><text:span text:style-name="Source_20_Text">byteValue: 42</text:span></text:p>
      <text:p text:style-name="P3">Explicit Narrowing Conversions (Casting): Explicit narrowing conversions, also known as casting, are performed by the programmer when there is a possibility of losing data, and they explicitly request the conversion. Casting is done by specifying the target data type in parentheses before the value being converted. It informs the compiler that the programmer is aware of the potential data loss and still wants to proceed with the conversion.</text:p>
      <text:p text:style-name="P20">Example of Explicit Narrowing Conversion (Casting):</text:p>
      <text:p text:style-name="P5">java</text:p>
      <text:p text:style-name="P4"><text:span text:style-name="Source_20_Text">public class ExplicitNarrowingExample {</text:span></text:p>
      <text:p text:style-name="P4"><text:span text:style-name="Source_20_Text"><text:s text:c="4"/>public static void main(String[] args) {</text:span></text:p>
      <text:p text:style-name="P4"><text:span text:style-name="Source_20_Text"><text:s text:c="8"/>double doubleValue = 1234.56;</text:span></text:p>
      <text:p text:style-name="P4"><text:soft-page-break/><text:span text:style-name="Source_20_Text"><text:s text:c="8"/>int intValue = (int) doubleValue; // Explicit narrowing (casting) from double to int</text:span></text:p>
      <text:p text:style-name="P4"/>
      <text:p text:style-name="P4"><text:span text:style-name="Source_20_Text"><text:s text:c="8"/>System.out.println("doubleValue: " + doubleValue);</text:span></text:p>
      <text:p text:style-name="P4"><text:span text:style-name="Source_20_Text"><text:s text:c="8"/>System.out.println("intValue: " + intValue);</text:span></text:p>
      <text:p text:style-name="P4"><text:span text:style-name="Source_20_Text"><text:s text:c="4"/>}</text:span></text:p>
      <text:p text:style-name="P5"><text:span text:style-name="Source_20_Text">}</text:span></text:p>
      <text:p text:style-name="P20">In this example, a <text:span text:style-name="Source_20_Text">double</text:span> value <text:span text:style-name="Source_20_Text">1234.56</text:span> is explicitly narrowed to an <text:span text:style-name="Source_20_Text">int</text:span> value using casting. Since <text:span text:style-name="Source_20_Text">int</text:span> can represent whole numbers only, the fractional part is truncated, leading to data loss. The output will be:</text:p>
      <text:p text:style-name="P2">output:</text:p>
      <text:p text:style-name="P4"><text:span text:style-name="Source_20_Text">doubleValue: 1234.56</text:span></text:p>
      <text:p text:style-name="P5"><text:span text:style-name="Source_20_Text">intValue: 1234</text:span></text:p>
      <text:p text:style-name="P20">Conditions for Implicit Narrowing Primitive Conversion in Java: To perform an implicit narrowing primitive conversion in Java, the following condition must be met:</text:p>
      <text:p text:style-name="P20">The value being assigned must fall within the range of the target data type. This ensures that no data loss will occur during the conversion.</text:p>
      <text:p text:style-name="P16">If the value does not fall within the range of the target data type, an explicit narrowing conversion (casting) is required, and the programmer needs to explicitly request the conversion using parentheses and the target data type.</text:p>
      <text:p text:style-name="P16"><text:span text:style-name="Strong_20_Emphasis"><text:span text:style-name="T8"/></text:span></text:p>
      <text:p text:style-name="P16"><text:span text:style-name="Strong_20_Emphasis"><text:span text:style-name="T5">Question 07</text:span></text:span></text:p>
      <text:p text:style-name="P20">Assigning a <text:span text:style-name="Source_20_Text">long</text:span> data type, which is 64 bits in Java, to a <text:span text:style-name="Source_20_Text">float</text:span> data type, which is only 32 bits, involves a conversion that may result in a loss of precision. The conversion from <text:span text:style-name="Source_20_Text">long</text:span> to <text:span text:style-name="Source_20_Text">float</text:span> is known as a widening primitive conversion, as the target data type (<text:span text:style-name="Source_20_Text">float</text:span>) has a wider range of representable values than the source data type (<text:span text:style-name="Source_20_Text">long</text:span>). However, the float type uses some of its bits for the exponent, so not all 64 bits of the <text:span text:style-name="Source_20_Text">long</text:span> can be represented precisely in a <text:span text:style-name="Source_20_Text">float</text:span>.</text:p>
      <text:p text:style-name="P20">Here's how this conversion works:</text:p>
      <text:list xml:id="list3565289289" text:style-name="L26">
        <text:list-item>
          <text:p text:style-name="P32"><text:span text:style-name="Source_20_Text">long</text:span> (64 bits) -&gt; <text:span text:style-name="Source_20_Text">float</text:span> (32 bits):</text:p>
        </text:list-item>
      </text:list>
      <text:p text:style-name="P20">A <text:span text:style-name="Source_20_Text">long</text:span> in Java can represent integer values ranging from -9,223,372,036,854,775,808 to 9,223,372,036,854,775,807. On the other hand, a <text:span text:style-name="Source_20_Text">float</text:span> in Java is a single-precision 32-bit IEEE 754 floating-point type, which can represent a wider range of values but with lower precision.</text:p>
      <text:p text:style-name="P20">In a <text:span text:style-name="Source_20_Text">float</text:span>, 1 bit is used for the sign of the value, 8 bits for the exponent, and 23 bits for the significand (also called mantissa). The 23 bits are used to represent the fractional part of the value, but since the exponent is only 8 bits, not all <text:span text:style-name="Source_20_Text">long</text:span> values can be precisely represented in a <text:span text:style-name="Source_20_Text">float</text:span>.</text:p>
      <text:p text:style-name="P20">Due to the limited precision of the <text:span text:style-name="Source_20_Text">float</text:span> type, some <text:span text:style-name="Source_20_Text">long</text:span> values will lose precision when converted to <text:span text:style-name="Source_20_Text">float</text:span>. Large <text:span text:style-name="Source_20_Text">long</text:span> values that require more than 23 bits of precision cannot be precisely represented as <text:span text:style-name="Source_20_Text">float</text:span>, and they may lose some of their least significant bits.</text:p>
      <text:p text:style-name="P20">Here's an example to illustrate the loss of precision when converting <text:span text:style-name="Source_20_Text">long</text:span> to <text:span text:style-name="Source_20_Text">float</text:span>:</text:p>
      <text:p text:style-name="P5"><text:soft-page-break/>java</text:p>
      <text:p text:style-name="P4"><text:span text:style-name="Source_20_Text">public class LongToFloatExample {</text:span></text:p>
      <text:p text:style-name="P4"><text:span text:style-name="Source_20_Text"><text:s text:c="4"/>public static void main(String[] args) {</text:span></text:p>
      <text:p text:style-name="P4"><text:span text:style-name="Source_20_Text"><text:s text:c="8"/>long longValue = 1234567890123456789L;</text:span></text:p>
      <text:p text:style-name="P4"><text:span text:style-name="Source_20_Text"><text:s text:c="8"/>float floatValue = longValue;</text:span></text:p>
      <text:p text:style-name="P4"/>
      <text:p text:style-name="P4"><text:span text:style-name="Source_20_Text"><text:s text:c="8"/>System.out.println("longValue: " + longValue);</text:span></text:p>
      <text:p text:style-name="P4"><text:span text:style-name="Source_20_Text"><text:s text:c="8"/>System.out.println("floatValue: " + floatValue);</text:span></text:p>
      <text:p text:style-name="P4"><text:span text:style-name="Source_20_Text"><text:s text:c="4"/>}</text:span></text:p>
      <text:p text:style-name="P5"><text:span text:style-name="Source_20_Text">}</text:span></text:p>
      <text:p text:style-name="P20">Output:</text:p>
      <text:p text:style-name="P5">makefile</text:p>
      <text:p text:style-name="P4"><text:span text:style-name="Source_20_Text">longValue: 1234567890123456789</text:span></text:p>
      <text:p text:style-name="P5"><text:span text:style-name="Source_20_Text">floatValue: 1.23456792E18</text:span></text:p>
      <text:p text:style-name="P20">In this example, the <text:span text:style-name="Source_20_Text">long</text:span> value <text:span text:style-name="Source_20_Text">1234567890123456789L</text:span> is assigned to a <text:span text:style-name="Source_20_Text">float</text:span> variable. As you can see in the output, the <text:span text:style-name="Source_20_Text">float</text:span> value loses precision and becomes <text:span text:style-name="Source_20_Text">1.23456792E18</text:span>. The fractional part is not entirely represented, leading to a loss of precision in the conversion.</text:p>
      <text:p text:style-name="P20"/>
      <text:p text:style-name="P19">Question 08</text:p>
      <text:p text:style-name="P15">The decision to set <text:span text:style-name="Source_20_Text">int</text:span> as the default data type for integer literals and <text:span text:style-name="Source_20_Text">double</text:span> as the default data type for floating-point literals in Java is based on a combination of factors, including historical reasons, performance considerations, and the desire for a balance between usability and efficiency.</text:p>
      <text:list xml:id="list2187243806" text:style-name="L27">
        <text:list-item>
          <text:p text:style-name="P33">Historical Reasons: When Java was designed, the data type sizes were chosen to align with the hardware architectures prevalent at that time. <text:span text:style-name="Source_20_Text">int</text:span> was chosen as the default data type for integer literals because it represented a reasonable compromise between the memory efficiency and the range of values it could hold. Similarly, <text:span text:style-name="Source_20_Text">double</text:span> was chosen as the default data type for floating-point literals because it offered a good balance between precision and efficiency.</text:p>
        </text:list-item>
        <text:list-item>
          <text:p text:style-name="P33">Performance Considerations: The choice of default data types also impacts the performance of the language. On many hardware architectures, operations involving <text:span text:style-name="Source_20_Text">int</text:span> and <text:span text:style-name="Source_20_Text">double</text:span> data types can be executed more efficiently due to hardware-level support for these types. Using smaller data types might lead to additional conversion overhead, reducing performance. By choosing <text:span text:style-name="Source_20_Text">int</text:span> and <text:span text:style-name="Source_20_Text">double</text:span> as defaults, Java ensures that common mathematical operations can be optimized efficiently.</text:p>
        </text:list-item>
        <text:list-item>
          <text:p text:style-name="P33">Compatibility with Other Languages: Java was designed to be familiar to developers coming from other programming languages like C and C++. Both C and C++ use <text:span text:style-name="Source_20_Text">int</text:span> as the default data type for integer literals and <text:span text:style-name="Source_20_Text">double</text:span> as the default data type for floating-point literals. By adopting similar default types, Java becomes more accessible to programmers familiar with these languages.</text:p>
        </text:list-item>
        <text:list-item>
          <text:p text:style-name="P33">Usability and Safety: Using <text:span text:style-name="Source_20_Text">int</text:span> and <text:span text:style-name="Source_20_Text">double</text:span> as defaults simplifies the code writing process for most common scenarios. These data types are widely used and cover a vast majority of use cases. Additionally, their size provides a good trade-off between range and <text:soft-page-break/>memory usage. Moreover, Java aims to promote safety, and using larger data types as defaults reduces the risk of accidental data overflow or precision loss when dealing with literals.</text:p>
        </text:list-item>
      </text:list>
      <text:p text:style-name="P20">Although <text:span text:style-name="Source_20_Text">int</text:span> and <text:span text:style-name="Source_20_Text">double</text:span> are the defaults, Java allows you to explicitly specify other data types for literals using suffixes or type casting. For example, you can use <text:span text:style-name="Source_20_Text">L</text:span> or <text:span text:style-name="Source_20_Text">l</text:span> for <text:span text:style-name="Source_20_Text">long</text:span> literals, <text:span text:style-name="Source_20_Text">f</text:span> or <text:span text:style-name="Source_20_Text">F</text:span> for <text:span text:style-name="Source_20_Text">float</text:span> literals, and type casting for any other appropriate data types.</text:p>
      <text:p text:style-name="P20">Overall, the decision to use <text:span text:style-name="Source_20_Text">int</text:span> and <text:span text:style-name="Source_20_Text">double</text:span> as the default data types for integer and floating-point literals in Java strikes a balance between performance, compatibility, usability, and safety, making the language suitable for a wide range of applications and developers.</text:p>
      <text:p text:style-name="P19">Question 09</text:p>
      <text:p text:style-name="P15">Implicit narrowing primitive conversion only takes place among <text:span text:style-name="Source_20_Text">byte</text:span>, <text:span text:style-name="Source_20_Text">char</text:span>, <text:span text:style-name="Source_20_Text">int</text:span>, and <text:span text:style-name="Source_20_Text">short</text:span> in Java because these data types have smaller ranges and can be safely converted to each other without any risk of losing data. All four of these data types are integer types, and their sizes are as follows:</text:p>
      <text:list xml:id="list1854216927" text:style-name="L28">
        <text:list-item>
          <text:p text:style-name="P34"><text:span text:style-name="Source_20_Text">byte</text:span>: 8 bits (range: -128 to 127)</text:p>
        </text:list-item>
        <text:list-item>
          <text:p text:style-name="P34"><text:span text:style-name="Source_20_Text">char</text:span>: 16 bits (range: 0 to 65,535)</text:p>
        </text:list-item>
        <text:list-item>
          <text:p text:style-name="P34"><text:span text:style-name="Source_20_Text">short</text:span>: 16 bits (range: -32,768 to 32,767)</text:p>
        </text:list-item>
        <text:list-item>
          <text:p text:style-name="P35"><text:span text:style-name="Source_20_Text">int</text:span>: 32 bits (range: -2^31 to 2^31 - 1)</text:p>
        </text:list-item>
      </text:list>
      <text:p text:style-name="P20">When converting from a larger data type to a smaller data type, there is a possibility of data loss if the value being converted falls outside the range of the target data type. However, for the four integer types mentioned above, all possible values of a smaller data type can be represented exactly in a larger data type without any loss of data. Therefore, implicit narrowing conversion is safe and allowed among these types.</text:p>
      <text:p text:style-name="P15"><text:span text:style-name="T10">O</text:span>n the other hand, implicit narrowing conversions are not allowed between <text:span text:style-name="Source_20_Text">long</text:span>, <text:span text:style-name="Source_20_Text">float</text:span>, and <text:span text:style-name="Source_20_Text">double</text:span>, as these types have larger ranges and can represent values that cannot be precisely represented in <text:span text:style-name="Source_20_Text">byte</text:span>, <text:span text:style-name="Source_20_Text">char</text:span>, <text:span text:style-name="Source_20_Text">short</text:span>, or <text:span text:style-name="Source_20_Text">int</text:span>. Converting from a larger data type to a smaller one in these cases would risk losing information and result in a loss of precision. Therefore, explicit casting is required when converting between these types.</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2:13:45.422474497</meta:creation-date>
    <meta:generator>LibreOffice/7.3.7.2$Linux_X86_64 LibreOffice_project/30$Build-2</meta:generator>
    <dc:date>2023-08-02T23:24:07.175422017</dc:date>
    <meta:editing-duration>PT54M42S</meta:editing-duration>
    <meta:editing-cycles>2</meta:editing-cycles>
    <meta:document-statistic meta:table-count="1" meta:image-count="0" meta:object-count="0" meta:page-count="7" meta:paragraph-count="172" meta:word-count="2395" meta:character-count="14745" meta:non-whitespace-character-count="12418"/>
  </office:meta>
</office:document-meta>
</file>